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Edges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string" calcext:value-type="string">
            <text:p>Modularity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igClam</text:p>
          </table:table-cell>
          <table:table-cell office:value-type="string" calcext:value-type="string">
            <text:p>Facebook</text:p>
          </table:table-cell>
          <table:table-cell office:value-type="float" office:value="97541" calcext:value-type="float">
            <text:p>97541</text:p>
          </table:table-cell>
          <table:table-cell office:value-type="float" office:value="88234" calcext:value-type="float">
            <text:p>88234</text:p>
          </table:table-cell>
          <table:table-cell office:value-type="string" calcext:value-type="string">
            <text:p>39.04 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witter</text:p>
          </table:table-cell>
          <table:table-cell office:value-type="float" office:value="2173644" calcext:value-type="float">
            <text:p>2173644</text:p>
          </table:table-cell>
          <table:table-cell office:value-type="float" office:value="2136086" calcext:value-type="float">
            <text:p>2136086</text:p>
          </table:table-cell>
          <table:table-cell office:value-type="string" calcext:value-type="string">
            <text:p>10m 48 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da</text:p>
          </table:table-cell>
          <table:table-cell office:value-type="string" calcext:value-type="string">
            <text:p>Facebook</text:p>
          </table:table-cell>
          <table:table-cell office:value-type="float" office:value="97541" calcext:value-type="float">
            <text:p>97541</text:p>
          </table:table-cell>
          <table:table-cell office:value-type="float" office:value="88234" calcext:value-type="float">
            <text:p>88234</text:p>
          </table:table-cell>
          <table:table-cell office:value-type="string" calcext:value-type="string">
            <text:p><text:s/>3.17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witter</text:p>
          </table:table-cell>
          <table:table-cell office:value-type="float" office:value="2173644" calcext:value-type="float">
            <text:p>2173644</text:p>
          </table:table-cell>
          <table:table-cell office:value-type="float" office:value="2136086" calcext:value-type="float">
            <text:p>2136086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2:36:42.244562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2:31:52.965644235</meta:creation-date>
    <dc:date>2016-12-01T15:05:32.478154643</dc:date>
    <meta:editing-duration>PT2H9M33S</meta:editing-duration>
    <meta:editing-cycles>19</meta:editing-cycles>
    <meta:generator>LibreOffice/5.1.4.2$Linux_X86_64 LibreOffice_project/10m0$Build-2</meta:generator>
    <meta:document-statistic meta:table-count="1" meta:cell-count="23" meta:object-count="0"/>
  </office:meta>
</office:document-meta>
</file>